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orphans="2" fo:widows="2"/>
      <style:text-properties fo:font-variant="normal" fo:text-transform="none" fo:color="#000000" style:font-name="arial" fo:font-size="9.75pt" fo:letter-spacing="normal" fo:font-style="normal" fo:font-weight="normal"/>
    </style:style>
    <style:style style:name="P7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9" style:family="paragraph" style:parent-style-name="Text_20_body" style:list-style-name="WW8Num2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0" style:family="paragraph" style:parent-style-name="Text_20_body" style:list-style-name="WW8Num3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1" style:family="paragraph" style:parent-style-name="Text_20_body" style:list-style-name="WW8Num4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2" style:family="paragraph" style:parent-style-name="Text_20_body" style:list-style-name="WW8Num5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3" style:family="paragraph" style:parent-style-name="Text_20_body" style:list-style-name="WW8Num6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4" style:family="paragraph" style:parent-style-name="Text_20_body" style:list-style-name="WW8Num7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5" style:family="paragraph" style:parent-style-name="Text_20_body" style:list-style-name="WW8Num8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6" style:family="paragraph" style:parent-style-name="Text_20_body" style:list-style-name="WW8Num9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7" style:family="paragraph" style:parent-style-name="Text_20_body" style:list-style-name="WW8Num10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8" style:family="paragraph" style:parent-style-name="Text_20_body" style:list-style-name="WW8Num11">
      <style:paragraph-properties fo:margin-left="0.4909in" fo:margin-right="0in" fo:text-indent="-0.1965in" style:auto-text-indent="false">
        <style:tab-stops>
          <style:tab-stop style:position="0.4909in"/>
        </style:tab-stops>
      </style:paragraph-properties>
    </style:style>
    <style:style style:name="P19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0" style:family="paragraph" style:parent-style-name="Text_20_body" style:list-style-name="WW8Num2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1" style:family="paragraph" style:parent-style-name="Text_20_body" style:list-style-name="WW8Num5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2" style:family="paragraph" style:parent-style-name="Text_20_body" style:list-style-name="WW8Num6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3" style:family="paragraph" style:parent-style-name="Text_20_body" style:list-style-name="WW8Num7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4" style:family="paragraph" style:parent-style-name="Text_20_body" style:list-style-name="WW8Num8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5" style:family="paragraph" style:parent-style-name="Text_20_body" style:list-style-name="WW8Num9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6" style:family="paragraph" style:parent-style-name="Text_20_body" style:list-style-name="WW8Num10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7" style:family="paragraph" style:parent-style-name="Text_20_body" style:list-style-name="WW8Num11">
      <style:paragraph-properties fo:margin-left="0.4909in" fo:margin-right="0in" fo:margin-top="0in" fo:margin-bottom="0in" fo:text-indent="-0.1965in" style:auto-text-indent="false">
        <style:tab-stops>
          <style:tab-stop style:position="0.4909in"/>
        </style:tab-stops>
      </style:paragraph-properties>
    </style:style>
    <style:style style:name="P28" style:family="paragraph" style:parent-style-name="Text_20_body" style:list-style-name="L1">
      <style:paragraph-properties fo:margin-top="0in" fo:margin-bottom="0in" fo:orphans="2" fo:widows="2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9" style:family="paragraph" style:parent-style-name="Text_20_body" style:list-style-name="L3">
      <style:paragraph-properties fo:margin-top="0in" fo:margin-bottom="0in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4">
      <style:paragraph-properties fo:margin-top="0in" fo:margin-bottom="0in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1" style:family="paragraph" style:parent-style-name="Text_20_body" style:list-style-name="L5">
      <style:paragraph-properties fo:margin-top="0in" fo:margin-bottom="0in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2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33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4" style:family="paragraph" style:parent-style-name="Text_20_body" style:list-style-name="L3">
      <style:paragraph-properties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5" style:family="paragraph" style:parent-style-name="Text_20_body" style:list-style-name="L4">
      <style:paragraph-properties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6" style:family="paragraph" style:parent-style-name="Text_20_body" style:list-style-name="L5">
      <style:paragraph-properties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Heading_20_2">
      <style:paragraph-properties fo:orphans="2" fo:widows="2"/>
      <style:text-properties fo:font-variant="normal" fo:text-transform="none" fo:color="#000000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38" style:family="paragraph" style:parent-style-name="Heading_20_2">
      <style:paragraph-properties fo:orphans="2" fo:widows="2"/>
      <style:text-properties style:font-name="Liberation Serif" fo:font-size="18pt" style:font-size-asian="18pt" style:font-size-complex="18pt"/>
    </style:style>
    <style:style style:name="P39" style:family="paragraph" style:parent-style-name="Heading_20_2">
      <style:paragraph-properties fo:orphans="2" fo:widows="2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orizontal_20_Line">
      <style:paragraph-properties fo:orphans="2" fo:widows="2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arial" fo:font-size="18pt" fo:letter-spacing="normal" fo:font-style="normal" fo:font-weight="normal"/>
    </style:style>
    <style:style style:name="T3" style:family="text">
      <style:text-properties fo:font-variant="normal" fo:text-transform="none" fo:color="#000000" fo:font-size="18pt" fo:letter-spacing="normal" fo:font-style="normal" fo:font-weight="normal"/>
    </style:style>
    <style:style style:name="T4" style:family="text">
      <style:text-properties fo:color="#000000"/>
    </style:style>
    <style:style style:name="T5" style:family="text">
      <style:text-properties style:font-name="arial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letter-spacing="normal"/>
    </style:style>
    <style:style style:name="T10" style:family="text">
      <style:text-properties fo:font-style="normal"/>
    </style:style>
    <style:style style:name="T11" style:family="text">
      <style:text-properties fo:font-weight="normal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>Meeting Log</text:p>
      <text:p text:style-name="P3">Skullduggery</text:p>
      <text:p text:style-name="P2">Greg Baker - Robert Koeninger</text:p>
      <text:p text:style-name="P2">Advisor: Prof. Wilsey</text:p>
      <text:p text:style-name="P2">Nov 5, 2009</text:p>
      <text:p text:style-name="P2">Revised: Mar 3, 2010</text:p>
      <text:h text:style-name="Heading_20_2" text:outline-level="2"/>
      <text:h text:style-name="P40" text:outline-level="2">Oct 13 - 4:00 - 5:00</text:h>
      <text:p text:style-name="Text_20_body"><text:bookmark-start text:name="Oct_13_-_4%3A00_-_5%3A001"/><text:bookmark-end text:name="Oct_13_-_4%3A00_-_5%3A001"/>Location: Wilsey's Office </text:p>
      <text:p text:style-name="Text_20_body"><text:bookmark-start text:name="Oct_13_-_4%3A00_-_5%3A002"/><text:bookmark-end text:name="Oct_13_-_4%3A00_-_5%3A002"/>In Attendance: G. Baker, P. Wilsey </text:p>
      <text:p text:style-name="Text_20_body"><text:bookmark-start text:name="Oct_13_-_4%3A00_-_5%3A003"/><text:bookmark-end text:name="Oct_13_-_4%3A00_-_5%3A003"/>Summary: 1st meeting with Wilsey </text:p>
      <text:p text:style-name="Text_20_body"><text:bookmark-start text:name="Oct_13_-_4%3A00_-_5%3A004"/><text:bookmark-end text:name="Oct_13_-_4%3A00_-_5%3A004"/>Topics: </text:p>
      <text:list xml:id="list1318802335" text:style-name="WW8Num1">
        <text:list-item>
          <text:p text:style-name="P19"><text:bookmark-start text:name="Oct_13_-_4%3A00_-_5%3A005"/><text:bookmark-end text:name="Oct_13_-_4%3A00_-_5%3A005"/>Discussed project ideas </text:p>
        </text:list-item>
        <text:list-item>
          <text:p text:style-name="P19"><text:bookmark-start text:name="Oct_13_-_4%3A00_-_5%3A006"/><text:bookmark-end text:name="Oct_13_-_4%3A00_-_5%3A006"/>Encrypted USB </text:p>
        </text:list-item>
        <text:list-item>
          <text:p text:style-name="P19"><text:bookmark-start text:name="Oct_13_-_4%3A00_-_5%3A007"/><text:bookmark-end text:name="Oct_13_-_4%3A00_-_5%3A007"/>Google Voice by GPS </text:p>
        </text:list-item>
        <text:list-item>
          <text:p text:style-name="P8"><text:bookmark-start text:name="Oct_13_-_4%3A00_-_5%3A008"/><text:bookmark-end text:name="Oct_13_-_4%3A00_-_5%3A008"/>Encrypted cellular phone communication </text:p>
        </text:list-item>
      </text:list>
      <text:h text:style-name="Heading_20_2" text:outline-level="2"><text:bookmark-start text:name="Oct_14_-_4%3A00_-_5%3A00"/><text:bookmark-end text:name="Oct_14_-_4%3A00_-_5%3A00"/>Oct 14 - 4:00 - 5:00</text:h>
      <text:p text:style-name="Text_20_body"><text:bookmark-start text:name="Oct_14_-_4%3A00_-_5%3A001"/><text:bookmark-end text:name="Oct_14_-_4%3A00_-_5%3A001"/>Location: In class </text:p>
      <text:p text:style-name="Text_20_body"><text:bookmark-start text:name="Oct_14_-_4%3A00_-_5%3A002"/><text:bookmark-end text:name="Oct_14_-_4%3A00_-_5%3A002"/>In Attendance: G. Baker, R. Koeninger </text:p>
      <text:p text:style-name="Text_20_body"><text:bookmark-start text:name="Oct_14_-_4%3A00_-_5%3A003"/><text:bookmark-end text:name="Oct_14_-_4%3A00_-_5%3A003"/>Summary: Group Formed </text:p>
      <text:list xml:id="list1665619437" text:style-name="WW8Num2">
        <text:list-item>
          <text:p text:style-name="P20"><text:bookmark-start text:name="Oct_14_-_4%3A00_-_5%3A004"/><text:bookmark-end text:name="Oct_14_-_4%3A00_-_5%3A004"/>Discussed project ideas </text:p>
        </text:list-item>
        <text:list-item>
          <text:p text:style-name="P9"><text:bookmark-start text:name="Oct_14_-_4%3A00_-_5%3A005"/><text:bookmark-end text:name="Oct_14_-_4%3A00_-_5%3A005"/>Decided on Encrypted USB </text:p>
        </text:list-item>
      </text:list>
      <text:h text:style-name="Heading_20_2" text:outline-level="2"><text:bookmark-start text:name="Oct_16_-_11%3A00_-_12%3A00"/><text:bookmark-end text:name="Oct_16_-_11%3A00_-_12%3A00"/>Oct 16 - 11:00 - 12:00</text:h>
      <text:p text:style-name="Text_20_body"><text:bookmark-start text:name="Oct_16_-_11%3A00_-_12%3A001"/><text:bookmark-end text:name="Oct_16_-_11%3A00_-_12%3A001"/>Location: Baldwin Library </text:p>
      <text:p text:style-name="Text_20_body"><text:bookmark-start text:name="Oct_16_-_11%3A00_-_12%3A002"/><text:bookmark-end text:name="Oct_16_-_11%3A00_-_12%3A002"/>In Attendance: G. Baker, R. Koeninger </text:p>
      <text:p text:style-name="Text_20_body"><text:bookmark-start text:name="Oct_16_-_11%3A00_-_12%3A003"/><text:bookmark-end text:name="Oct_16_-_11%3A00_-_12%3A003"/>Summary: Assignment - Team Contract </text:p>
      <text:list xml:id="list1759241290" text:style-name="WW8Num3">
        <text:list-item>
          <text:p text:style-name="P10"><text:bookmark-start text:name="Oct_16_-_11%3A00_-_12%3A004"/><text:bookmark-end text:name="Oct_16_-_11%3A00_-_12%3A004"/>Researched Project ideas </text:p>
        </text:list-item>
      </text:list>
      <text:h text:style-name="Heading_20_2" text:outline-level="2"><text:bookmark-start text:name="Oct_22_-_4%3A30_-_5%3A30"/><text:bookmark-end text:name="Oct_22_-_4%3A30_-_5%3A30"/>Oct 22 - 4:30 - 5:30</text:h>
      <text:p text:style-name="Text_20_body"><text:bookmark-start text:name="Oct_22_-_4%3A30_-_5%3A301"/><text:bookmark-end text:name="Oct_22_-_4%3A30_-_5%3A301"/>Location: Wilsey's Office </text:p>
      <text:p text:style-name="Text_20_body"><text:bookmark-start text:name="Oct_22_-_4%3A30_-_5%3A302"/><text:bookmark-end text:name="Oct_22_-_4%3A30_-_5%3A302"/>In Attendance: G. Baker, R. Koeninger, P. Wilsey </text:p>
      <text:p text:style-name="Text_20_body"><text:bookmark-start text:name="Oct_22_-_4%3A30_-_5%3A303"/><text:bookmark-end text:name="Oct_22_-_4%3A30_-_5%3A303"/>Summary: First meeting with Wilsey as a team </text:p>
      <text:list xml:id="list1321041624" text:style-name="WW8Num4">
        <text:list-item>
          <text:p text:style-name="P11"><text:bookmark-start text:name="Oct_22_-_4%3A30_-_5%3A304"/><text:bookmark-end text:name="Oct_22_-_4%3A30_-_5%3A304"/>Discussed project ideas, idea for encrypted phone proposed, among others </text:p>
        </text:list-item>
      </text:list>
      <text:h text:style-name="Heading_20_2" text:outline-level="2" text:is-list-header="true"><text:bookmark-start text:name="Oct_23_-_11%3A00_-_12%3A00"/><text:bookmark-end text:name="Oct_23_-_11%3A00_-_12%3A00"/>Oct 23 - 11:00 - 12:00</text:h>
      <text:p text:style-name="Text_20_body"><text:bookmark-start text:name="Oct_23_-_11%3A00_-_12%3A001"/><text:bookmark-end text:name="Oct_23_-_11%3A00_-_12%3A001"/>Location: Baldwin Library </text:p>
      <text:p text:style-name="Text_20_body"><text:bookmark-start text:name="Oct_23_-_11%3A00_-_12%3A002"/><text:bookmark-end text:name="Oct_23_-_11%3A00_-_12%3A002"/>In Attendance: G. Baker, R. Koeninger </text:p>
      <text:p text:style-name="Text_20_body"><text:bookmark-start text:name="Oct_23_-_11%3A00_-_12%3A003"/><text:bookmark-end text:name="Oct_23_-_11%3A00_-_12%3A003"/>Summary: Project changed to voice encryption </text:p>
      <text:list xml:id="list1031153719" text:style-name="WW8Num5">
        <text:list-item>
          <text:p text:style-name="P21"><text:bookmark-start text:name="Oct_23_-_11%3A00_-_12%3A004"/><text:bookmark-end text:name="Oct_23_-_11%3A00_-_12%3A004"/>Researched feasibility of project ideas </text:p>
        </text:list-item>
        <text:list-item>
          <text:p text:style-name="P21"><text:bookmark-start text:name="Oct_23_-_11%3A00_-_12%3A005"/><text:bookmark-end text:name="Oct_23_-_11%3A00_-_12%3A005"/><text:soft-page-break/>Decided on voice encryption as a project </text:p>
        </text:list-item>
        <text:list-item>
          <text:p text:style-name="P12"><text:bookmark-start text:name="Oct_23_-_11%3A00_-_12%3A006"/><text:bookmark-end text:name="Oct_23_-_11%3A00_-_12%3A006"/>Wrote new project description </text:p>
        </text:list-item>
      </text:list>
      <text:h text:style-name="Heading_20_2" text:outline-level="2"><text:bookmark-start text:name="Oct_26_-_11%3A00_-_12%3A00"/><text:bookmark-end text:name="Oct_26_-_11%3A00_-_12%3A00"/>Oct 26 - 11:00 - 12:00</text:h>
      <text:p text:style-name="Text_20_body"><text:bookmark-start text:name="Oct_26_-_11%3A00_-_12%3A001"/><text:bookmark-end text:name="Oct_26_-_11%3A00_-_12%3A001"/>Location: Baldwin Library </text:p>
      <text:p text:style-name="Text_20_body"><text:bookmark-start text:name="Oct_26_-_11%3A00_-_12%3A002"/><text:bookmark-end text:name="Oct_26_-_11%3A00_-_12%3A002"/>In Attendance: G. Baker, R. Koeninger </text:p>
      <text:p text:style-name="Text_20_body"><text:bookmark-start text:name="Oct_26_-_11%3A00_-_12%3A003"/><text:bookmark-end text:name="Oct_26_-_11%3A00_-_12%3A003"/>Summary: Made level 0 and 1 design diagrams </text:p>
      <text:h text:style-name="Heading_20_2" text:outline-level="2"><text:bookmark-start text:name="Oct_29_-_4%3A00_-_4%3A15"/><text:bookmark-end text:name="Oct_29_-_4%3A00_-_4%3A15"/>Oct 29 - 4:00 - 4:15</text:h>
      <text:p text:style-name="Text_20_body"><text:bookmark-start text:name="Oct_29_-_4%3A00_-_4%3A151"/><text:bookmark-end text:name="Oct_29_-_4%3A00_-_4%3A151"/>Location: Baldwin Library </text:p>
      <text:p text:style-name="Text_20_body"><text:bookmark-start text:name="Oct_29_-_4%3A00_-_4%3A152"/><text:bookmark-end text:name="Oct_29_-_4%3A00_-_4%3A152"/>In Attendance: G. Baker, R. Koeninger </text:p>
      <text:p text:style-name="Text_20_body"><text:bookmark-start text:name="Oct_29_-_4%3A00_-_4%3A153"/><text:bookmark-end text:name="Oct_29_-_4%3A00_-_4%3A153"/>Summary: Set up Android development environment, tried Hello, World! app </text:p>
      <text:h text:style-name="Heading_20_2" text:outline-level="2" text:is-list-header="true"><text:bookmark-start text:name="Oct_29_-_4%3A15_-_5%3A00"/><text:bookmark-end text:name="Oct_29_-_4%3A15_-_5%3A00"/>Oct 29 - 4:15 - 5:00</text:h>
      <text:p text:style-name="Text_20_body"><text:bookmark-start text:name="Oct_29_-_4%3A15_-_5%3A001"/><text:bookmark-end text:name="Oct_29_-_4%3A15_-_5%3A001"/>Location: Wilsey's Office </text:p>
      <text:p text:style-name="Text_20_body"><text:bookmark-start text:name="Oct_29_-_4%3A15_-_5%3A002"/><text:bookmark-end text:name="Oct_29_-_4%3A15_-_5%3A002"/>In Attendance: G. Baker, R. Koeninger, P. Wilsey </text:p>
      <text:p text:style-name="Text_20_body"><text:bookmark-start text:name="Oct_29_-_4%3A15_-_5%3A003"/><text:bookmark-end text:name="Oct_29_-_4%3A15_-_5%3A003"/>Summary: Development plan Talked about development plan </text:p>
      <text:p text:style-name="Text_20_body"><text:bookmark-start text:name="Oct_29_-_4%3A15_-_5%3A004"/><text:bookmark-end text:name="Oct_29_-_4%3A15_-_5%3A004"/>Discussed: </text:p>
      <text:list xml:id="list948357150" text:style-name="WW8Num6">
        <text:list-item>
          <text:p text:style-name="P22"><text:bookmark-start text:name="Oct_29_-_4%3A15_-_5%3A005"/><text:bookmark-end text:name="Oct_29_-_4%3A15_-_5%3A005"/>Project change (To Encrypted voice) </text:p>
        </text:list-item>
        <text:list-item>
          <text:p text:style-name="P22"><text:bookmark-start text:name="Oct_29_-_4%3A15_-_5%3A006"/><text:bookmark-end text:name="Oct_29_-_4%3A15_-_5%3A006"/>Source control </text:p>
        </text:list-item>
        <text:list-item>
          <text:p text:style-name="P22"><text:bookmark-start text:name="Oct_29_-_4%3A15_-_5%3A007"/><text:bookmark-end text:name="Oct_29_-_4%3A15_-_5%3A007"/>Test-first design </text:p>
        </text:list-item>
        <text:list-item>
          <text:p text:style-name="P13"><text:bookmark-start text:name="Oct_29_-_4%3A15_-_5%3A008"/><text:bookmark-end text:name="Oct_29_-_4%3A15_-_5%3A008"/>Design goals </text:p>
        </text:list-item>
      </text:list>
      <text:h text:style-name="Heading_20_2" text:outline-level="2"><text:bookmark-start text:name="Nov_02_-_11%3A00_-_12%3A30"/><text:bookmark-end text:name="Nov_02_-_11%3A00_-_12%3A30"/>Nov 02 - 11:00 - 12:30</text:h>
      <text:p text:style-name="Text_20_body"><text:bookmark-start text:name="Nov_02_-_11%3A00_-_12%3A301"/><text:bookmark-end text:name="Nov_02_-_11%3A00_-_12%3A301"/>Location: Baldwin Library </text:p>
      <text:p text:style-name="Text_20_body"><text:bookmark-start text:name="Nov_02_-_11%3A00_-_12%3A302"/><text:bookmark-end text:name="Nov_02_-_11%3A00_-_12%3A302"/>In Attendance: G. Baker, R. Koeninger </text:p>
      <text:p text:style-name="Text_20_body"><text:bookmark-start text:name="Nov_02_-_11%3A00_-_12%3A303"/><text:bookmark-end text:name="Nov_02_-_11%3A00_-_12%3A303"/>Summary: Revised Level 0,1 diagrams, made Level 2 diagram </text:p>
      <text:h text:style-name="Heading_20_2" text:outline-level="2"><text:bookmark-start text:name="Nov_04_-_11%3A00_-_12%3A30"/><text:bookmark-end text:name="Nov_04_-_11%3A00_-_12%3A30"/>Nov 04 - 11:00 - 12:30</text:h>
      <text:p text:style-name="Text_20_body"><text:bookmark-start text:name="Nov_04_-_11%3A00_-_12%3A301"/><text:bookmark-end text:name="Nov_04_-_11%3A00_-_12%3A301"/>Location: Baldwin Library </text:p>
      <text:p text:style-name="Text_20_body"><text:bookmark-start text:name="Nov_04_-_11%3A00_-_12%3A302"/><text:bookmark-end text:name="Nov_04_-_11%3A00_-_12%3A302"/>In Attendance: G. Baker, R. Koeninger </text:p>
      <text:p text:style-name="Text_20_body"><text:bookmark-start text:name="Nov_04_-_11%3A00_-_12%3A303"/><text:bookmark-end text:name="Nov_04_-_11%3A00_-_12%3A303"/>Summary: Worked on assignments </text:p>
      <text:list xml:id="list437405354" text:style-name="WW8Num7">
        <text:list-item>
          <text:p text:style-name="P23"><text:bookmark-start text:name="Nov_04_-_11%3A00_-_12%3A304"/><text:bookmark-end text:name="Nov_04_-_11%3A00_-_12%3A304"/>Worked on Project notebook </text:p>
        </text:list-item>
        <text:list-item>
          <text:p text:style-name="P14"><text:bookmark-start text:name="Nov_04_-_11%3A00_-_12%3A305"/><text:bookmark-end text:name="Nov_04_-_11%3A00_-_12%3A305"/>Worked on Task List </text:p>
        </text:list-item>
      </text:list>
      <text:h text:style-name="Heading_20_2" text:outline-level="2"><text:soft-page-break/>Nov 04 - 4:00 - 5:00</text:h>
      <text:p text:style-name="Text_20_body"><text:bookmark-start text:name="Nov_04_-_4%3A00_-_5%3A001"/><text:bookmark-end text:name="Nov_04_-_4%3A00_-_5%3A001"/>Location: In Class </text:p>
      <text:p text:style-name="Text_20_body"><text:bookmark-start text:name="Nov_04_-_4%3A00_-_5%3A002"/><text:bookmark-end text:name="Nov_04_-_4%3A00_-_5%3A002"/>In Attendance: G. Baker., R. Koeninger </text:p>
      <text:p text:style-name="Text_20_body"><text:bookmark-start text:name="Nov_04_-_4%3A00_-_5%3A003"/><text:bookmark-end text:name="Nov_04_-_4%3A00_-_5%3A003"/>Summary: Worked on en-wikiing project documentation </text:p>
      <text:h text:style-name="Heading_20_2" text:outline-level="2"><text:bookmark-start text:name="Nov_05_-_4%3A00_-_4%3A30"/><text:bookmark-end text:name="Nov_05_-_4%3A00_-_4%3A30"/>Nov 05 - 4:00 - 4:30</text:h>
      <text:p text:style-name="Text_20_body"><text:bookmark-start text:name="Nov_05_-_4%3A00_-_4%3A301"/><text:bookmark-end text:name="Nov_05_-_4%3A00_-_4%3A301"/>Location: Baldwin Library </text:p>
      <text:p text:style-name="Text_20_body"><text:bookmark-start text:name="Nov_05_-_4%3A00_-_4%3A302"/><text:bookmark-end text:name="Nov_05_-_4%3A00_-_4%3A302"/>In Attendance: G. Baker, R. Koeninger </text:p>
      <text:p text:style-name="Text_20_body"><text:bookmark-start text:name="Nov_05_-_4%3A00_-_4%3A303"/><text:bookmark-end text:name="Nov_05_-_4%3A00_-_4%3A303"/>Summary: Worked on user story </text:p>
      <text:list xml:id="list1333238799" text:style-name="WW8Num8">
        <text:list-item>
          <text:p text:style-name="P24"><text:bookmark-start text:name="Nov_05_-_4%3A00_-_4%3A304"/><text:bookmark-end text:name="Nov_05_-_4%3A00_-_4%3A304"/>Worked out details of how it would work </text:p>
        </text:list-item>
        <text:list-item>
          <text:p text:style-name="P24"><text:bookmark-start text:name="Nov_05_-_4%3A00_-_4%3A305"/><text:bookmark-end text:name="Nov_05_-_4%3A00_-_4%3A305"/>Decided on transparent call interface </text:p>
        </text:list-item>
        <text:list-item>
          <text:p text:style-name="P24"><text:bookmark-start text:name="Nov_05_-_4%3A00_-_4%3A306"/><text:bookmark-end text:name="Nov_05_-_4%3A00_-_4%3A306"/>May require patching of OS, Phone modules, etc </text:p>
        </text:list-item>
        <text:list-item>
          <text:p text:style-name="P24"><text:bookmark-start text:name="Nov_05_-_4%3A00_-_4%3A307"/><text:bookmark-end text:name="Nov_05_-_4%3A00_-_4%3A307"/>Should not be separate app </text:p>
        </text:list-item>
        <text:list-item>
          <text:p text:style-name="P24"><text:bookmark-start text:name="Nov_05_-_4%3A00_-_4%3A308"/><text:bookmark-end text:name="Nov_05_-_4%3A00_-_4%3A308"/>TLS would be likely be ideal encryption method </text:p>
        </text:list-item>
        <text:list-item>
          <text:p text:style-name="P24"><text:bookmark-start text:name="Nov_05_-_4%3A00_-_4%3A309"/><text:bookmark-end text:name="Nov_05_-_4%3A00_-_4%3A309"/>Warnings of non-encrypted calls should not interrupt call </text:p>
        </text:list-item>
        <text:list-item>
          <text:p text:style-name="P15"><text:bookmark-start text:name="Nov_05_-_4%3A00_-_4%3A3010"/><text:bookmark-end text:name="Nov_05_-_4%3A00_-_4%3A3010"/>Ran into several design questions - retry encryption, failed encryption, etc. </text:p>
        </text:list-item>
      </text:list>
      <text:h text:style-name="Heading_20_2" text:outline-level="2"><text:bookmark-start text:name="Nov_05_-_4%3A30_-_5%3A00"/><text:bookmark-end text:name="Nov_05_-_4%3A30_-_5%3A00"/>Nov 05 - 4:30 - 5:00</text:h>
      <text:p text:style-name="Text_20_body"><text:bookmark-start text:name="Nov_05_-_4%3A30_-_5%3A001"/><text:bookmark-end text:name="Nov_05_-_4%3A30_-_5%3A001"/>Location: Wilsey's Office </text:p>
      <text:p text:style-name="Text_20_body"><text:bookmark-start text:name="Nov_05_-_4%3A30_-_5%3A002"/><text:bookmark-end text:name="Nov_05_-_4%3A30_-_5%3A002"/>In Attendance: G. Baker, R. Koeninger, P. Wilsey </text:p>
      <text:p text:style-name="Text_20_body"><text:bookmark-start text:name="Nov_05_-_4%3A30_-_5%3A003"/><text:bookmark-end text:name="Nov_05_-_4%3A30_-_5%3A003"/>Summary: Evaluated design decisions, thought of a few new design questions, talked about cryptosystems </text:p>
      <text:h text:style-name="Heading_20_2" text:outline-level="2"><text:bookmark-start text:name="Nov_13_-_11%3A00_-_12%3A30"/><text:bookmark-end text:name="Nov_13_-_11%3A00_-_12%3A30"/>Nov 13 - 11:00 - 12:30</text:h>
      <text:p text:style-name="Text_20_body"><text:bookmark-start text:name="Nov_13_-_11%3A00_-_12%3A301"/><text:bookmark-end text:name="Nov_13_-_11%3A00_-_12%3A301"/>Location: Baldwin Library </text:p>
      <text:p text:style-name="Text_20_body"><text:bookmark-start text:name="Nov_13_-_11%3A00_-_12%3A302"/><text:bookmark-end text:name="Nov_13_-_11%3A00_-_12%3A302"/>In Attendance: G. Baker, R. Koeninger </text:p>
      <text:p text:style-name="Text_20_body"><text:bookmark-start text:name="Nov_13_-_11%3A00_-_12%3A303"/><text:bookmark-end text:name="Nov_13_-_11%3A00_-_12%3A303"/>Summary: Worked on Task List, Time line, Effort Matrix </text:p>
      <text:h text:style-name="Heading_20_2" text:outline-level="2"><text:bookmark-start text:name="Nov_17_-_4%3A00_-_5%3A00"/><text:bookmark-end text:name="Nov_17_-_4%3A00_-_5%3A00"/>Nov 17 - 4:00 - 5:00</text:h>
      <text:p text:style-name="Text_20_body"><text:bookmark-start text:name="Nov_17_-_4%3A00_-_5%3A001"/><text:bookmark-end text:name="Nov_17_-_4%3A00_-_5%3A001"/>Location: Wilsey's Office </text:p>
      <text:p text:style-name="Text_20_body"><text:bookmark-start text:name="Nov_17_-_4%3A00_-_5%3A002"/><text:bookmark-end text:name="Nov_17_-_4%3A00_-_5%3A002"/>In Attendance: G. Baker, R. Koeninger, P. Wilsey </text:p>
      <text:p text:style-name="Text_20_body"><text:bookmark-start text:name="Nov_17_-_4%3A00_-_5%3A003"/><text:bookmark-end text:name="Nov_17_-_4%3A00_-_5%3A003"/>Summary: Talked about ability to access voice data, possible locations in code to modify, progress in locating them. </text:p>
      <text:h text:style-name="Heading_20_2" text:outline-level="2"><text:bookmark-start text:name="Nov_19_-_4%3A00_-_4%3A15"/><text:bookmark-end text:name="Nov_19_-_4%3A00_-_4%3A15"/>Nov 19 - 4:00 - 4:15</text:h>
      <text:p text:style-name="Text_20_body"><text:bookmark-start text:name="Nov_19_-_4%3A00_-_4%3A151"/><text:bookmark-end text:name="Nov_19_-_4%3A00_-_4%3A151"/>Location: Wilsey's Office </text:p>
      <text:p text:style-name="Text_20_body"><text:bookmark-start text:name="Nov_19_-_4%3A00_-_4%3A152"/><text:bookmark-end text:name="Nov_19_-_4%3A00_-_4%3A152"/><text:soft-page-break/>In Attendance: G. Baker, R. Koeninger, P. Wilsey </text:p>
      <text:p text:style-name="Text_20_body"><text:bookmark-start text:name="Nov_19_-_4%3A00_-_4%3A153"/><text:bookmark-end text:name="Nov_19_-_4%3A00_-_4%3A153"/>Summary: Talked about ability to access voice data, </text:p>
      <text:list xml:id="list1209338326" text:style-name="WW8Num9">
        <text:list-item>
          <text:p text:style-name="P25"><text:bookmark-start text:name="Nov_19_-_4%3A00_-_4%3A154"/><text:bookmark-end text:name="Nov_19_-_4%3A00_-_4%3A154"/>Possible that we will need to use the RIL (Radio Interface Layer) </text:p>
        </text:list-item>
        <text:list-item>
          <text:p text:style-name="P16"><text:bookmark-start text:name="Nov_19_-_4%3A00_-_4%3A155"/><text:bookmark-end text:name="Nov_19_-_4%3A00_-_4%3A155"/>Probably accessible only by C code - Probably inaccessible from Java. </text:p>
        </text:list-item>
      </text:list>
      <text:h text:style-name="Heading_20_2" text:outline-level="2"><text:bookmark-start text:name="Nov_20_-_11%3A00_-_12%3A00"/><text:bookmark-end text:name="Nov_20_-_11%3A00_-_12%3A00"/>Nov 20 - 11:00 - 12:00</text:h>
      <text:p text:style-name="Text_20_body"><text:bookmark-start text:name="Nov_20_-_11%3A00_-_12%3A001"/><text:bookmark-end text:name="Nov_20_-_11%3A00_-_12%3A001"/>Location: Baldwin Library </text:p>
      <text:p text:style-name="Text_20_body"><text:bookmark-start text:name="Nov_20_-_11%3A00_-_12%3A002"/><text:bookmark-end text:name="Nov_20_-_11%3A00_-_12%3A002"/>In Attendance </text:p>
      <text:p text:style-name="Text_20_body"><text:bookmark-start text:name="Nov_20_-_11%3A00_-_12%3A003"/><text:bookmark-end text:name="Nov_20_-_11%3A00_-_12%3A003"/>Summary: Worked on System Requirements, Technical Specifications </text:p>
      <text:h text:style-name="Heading_20_2" text:outline-level="2"><text:bookmark-start text:name="Nov_21_-_11%3A00_-_11%3A10"/><text:bookmark-end text:name="Nov_21_-_11%3A00_-_11%3A10"/>Nov 21 - 11:00 - 11:10</text:h>
      <text:p text:style-name="Text_20_body"><text:bookmark-start text:name="Nov_21_-_11%3A00_-_11%3A101"/><text:bookmark-end text:name="Nov_21_-_11%3A00_-_11%3A101"/>Location: Baldwin Library </text:p>
      <text:p text:style-name="Text_20_body"><text:bookmark-start text:name="Nov_21_-_11%3A00_-_11%3A102"/><text:bookmark-end text:name="Nov_21_-_11%3A00_-_11%3A102"/>In Attendance: G. Baker, R. Koeninger </text:p>
      <text:p text:style-name="Text_20_body"><text:bookmark-start text:name="Nov_21_-_11%3A00_-_11%3A103"/><text:bookmark-end text:name="Nov_21_-_11%3A00_-_11%3A103"/>Summary: Decided not to meet before thanksgiving break. </text:p>
      <text:h text:style-name="Heading_20_2" text:outline-level="2"><text:bookmark-start text:name="Dec_03_-_3%3A30_-_4%3A15"/><text:bookmark-end text:name="Dec_03_-_3%3A30_-_4%3A15"/>Dec 03 - 3:30 - 4:15</text:h>
      <text:p text:style-name="Text_20_body"><text:bookmark-start text:name="Dec_03_-_3%3A30_-_4%3A151"/><text:bookmark-end text:name="Dec_03_-_3%3A30_-_4%3A151"/>Location: Wilsey's Office </text:p>
      <text:p text:style-name="Text_20_body"><text:bookmark-start text:name="Dec_03_-_3%3A30_-_4%3A152"/><text:bookmark-end text:name="Dec_03_-_3%3A30_-_4%3A152"/>In Attendance: G. Baker, R. Koeninger, P. Wilsey </text:p>
      <text:p text:style-name="Text_20_body"><text:bookmark-start text:name="Dec_03_-_3%3A30_-_4%3A153"/><text:bookmark-end text:name="Dec_03_-_3%3A30_-_4%3A153"/>Summary: Updated Wilsey on project status </text:p>
      <text:list xml:id="list1182021039" text:style-name="WW8Num10">
        <text:list-item>
          <text:p text:style-name="P26"><text:bookmark-start text:name="Dec_03_-_3%3A30_-_4%3A154"/><text:bookmark-end text:name="Dec_03_-_3%3A30_-_4%3A154"/>Suggested use of Android Dev Phone </text:p>
        </text:list-item>
        <text:list-item>
          <text:p text:style-name="P26"><text:bookmark-start text:name="Dec_03_-_3%3A30_-_4%3A155"/><text:bookmark-end text:name="Dec_03_-_3%3A30_-_4%3A155"/>Took suggestion of other possible phones </text:p>
        </text:list-item>
        <text:list-item>
          <text:p text:style-name="P17"><text:bookmark-start text:name="Dec_03_-_3%3A30_-_4%3A156"/><text:bookmark-end text:name="Dec_03_-_3%3A30_-_4%3A156"/>Talked about RIL (Radio Interface Layer), potential for use in voice data </text:p>
        </text:list-item>
      </text:list>
      <text:h text:style-name="Heading_20_2" text:outline-level="2"><text:bookmark-start text:name="Dec_04_-_11%3A00_-_3%3A00"/><text:bookmark-end text:name="Dec_04_-_11%3A00_-_3%3A00"/>Dec 04 - 11:00 - 3:00</text:h>
      <text:p text:style-name="Text_20_body"><text:bookmark-start text:name="Dec_04_-_11%3A00_-_3%3A001"/><text:bookmark-end text:name="Dec_04_-_11%3A00_-_3%3A001"/>Location: Baldwin Library </text:p>
      <text:p text:style-name="Text_20_body"><text:bookmark-start text:name="Dec_04_-_11%3A00_-_3%3A002"/><text:bookmark-end text:name="Dec_04_-_11%3A00_-_3%3A002"/>In Attendance: G. Baker, R. Koeninger </text:p>
      <text:p text:style-name="Text_20_body"><text:bookmark-start text:name="Dec_04_-_11%3A00_-_3%3A003"/><text:bookmark-end text:name="Dec_04_-_11%3A00_-_3%3A003"/>Summary: Worked on Design Report, Project Notebook </text:p>
      <text:list xml:id="list1896248573" text:style-name="WW8Num11">
        <text:list-item>
          <text:p text:style-name="P27"><text:bookmark-start text:name="Dec_04_-_11%3A00_-_3%3A004"/><text:bookmark-end text:name="Dec_04_-_11%3A00_-_3%3A004"/>Revised Meeting Log </text:p>
        </text:list-item>
        <text:list-item>
          <text:p text:style-name="P27"><text:bookmark-start text:name="Dec_04_-_11%3A00_-_3%3A005"/><text:bookmark-end text:name="Dec_04_-_11%3A00_-_3%3A005"/>Revised Statement of ABET concerns </text:p>
        </text:list-item>
        <text:list-item>
          <text:p text:style-name="P27"><text:bookmark-start text:name="Dec_04_-_11%3A00_-_3%3A006"/><text:bookmark-end text:name="Dec_04_-_11%3A00_-_3%3A006"/>Revised Design Diagrams </text:p>
        </text:list-item>
        <text:list-item>
          <text:p text:style-name="P27"><text:bookmark-start text:name="Dec_04_-_11%3A00_-_3%3A007"/><text:bookmark-end text:name="Dec_04_-_11%3A00_-_3%3A007"/>Revised Project Contract </text:p>
        </text:list-item>
        <text:list-item>
          <text:p text:style-name="P27"><text:bookmark-start text:name="Dec_04_-_11%3A00_-_3%3A008"/><text:bookmark-end text:name="Dec_04_-_11%3A00_-_3%3A008"/>Revised Project Description </text:p>
        </text:list-item>
        <text:list-item>
          <text:p text:style-name="P27"><text:bookmark-start text:name="Dec_04_-_11%3A00_-_3%3A009"/><text:bookmark-end text:name="Dec_04_-_11%3A00_-_3%3A009"/>Revised Task List </text:p>
        </text:list-item>
        <text:list-item>
          <text:p text:style-name="P27"><text:bookmark-start text:name="Dec_04_-_11%3A00_-_3%3A0010"/><text:bookmark-end text:name="Dec_04_-_11%3A00_-_3%3A0010"/>Revised Technical Specs/Stds </text:p>
        </text:list-item>
        <text:list-item>
          <text:p text:style-name="P27"><text:bookmark-start text:name="Dec_04_-_11%3A00_-_3%3A0011"/><text:bookmark-end text:name="Dec_04_-_11%3A00_-_3%3A0011"/>Created Design Report </text:p>
        </text:list-item>
        <text:list-item>
          <text:p text:style-name="P18"><text:bookmark-start text:name="Dec_04_-_11%3A00_-_3%3A0012"/><text:bookmark-end text:name="Dec_04_-_11%3A00_-_3%3A0012"/>Revised Project Notebook </text:p>
        </text:list-item>
      </text:list>
      <text:h text:style-name="P37" text:outline-level="2"><text:bookmark text:name="Jan_13_-_11:00_-_12:00"/><text:soft-page-break/>Jan 13 - 11:00 - 12:00</text:h>
      <text:p text:style-name="P7"><text:bookmark text:name="Jan_13_-_11:00_-_12:001"/>Location: Baldwin Library</text:p>
      <text:p text:style-name="P7">In Attendance: G. Baker, R. Koeninger</text:p>
      <text:p text:style-name="P7">Summary: Worked on UI design document</text:p>
      <text:list xml:id="list702551732" text:style-name="L2">
        <text:list-item>
          <text:p text:style-name="P33">Discussed work for the quarter, work division for the quarter.</text:p>
        </text:list-item>
      </text:list>
      <text:h text:style-name="P39" text:outline-level="2"><text:bookmark text:name="Jan_20_-_11:00_-_12:00"/>Jan 20 - 11:00 - 12:00</text:h>
      <text:p text:style-name="P7"><text:bookmark text:name="Jan_20_-_11:00_-_12:001"/>Location: Baldwin Library</text:p>
      <text:p text:style-name="P7">In Attendance: G. Baker, R. Koeninger</text:p>
      <text:p text:style-name="P7">Summary: Worked on project presentation</text:p>
      <text:h text:style-name="P39" text:outline-level="2"><text:bookmark text:name="Jan_20_-_3:00_-_4:00"/>Jan 20 - 3:00 - 4:00</text:h>
      <text:p text:style-name="P7"><text:bookmark text:name="Jan_20_-_3:00_-_4:001"/>Location: Baldwin Library</text:p>
      <text:p text:style-name="P7">In Attendance: G. Baker, R. Koeninger</text:p>
      <text:p text:style-name="P7">Summary: Worked on project presentation</text:p>
      <text:h text:style-name="P39" text:outline-level="2"><text:bookmark text:name="Jan_27_-_3:00_-_3:50"/>Jan 27 - 3:00 - 3:50</text:h>
      <text:p text:style-name="P7"><text:bookmark text:name="Jan_27_-_3:00_-_3:501"/>Location: Baldwin Library</text:p>
      <text:p text:style-name="P7">In Attendance: G. Baker, R. Koeninger</text:p>
      <text:p text:style-name="P7">Summary: Worked on Project Notebook</text:p>
      <text:h text:style-name="P39" text:outline-level="2"><text:bookmark text:name="Feb_17_-_11:00_-_1:00"/>Feb 17 - 11:00 - 1:00</text:h>
      <text:p text:style-name="P7"><text:bookmark text:name="Feb_17_-_11:00_-_1:001"/>Location: Baldwin Library</text:p>
      <text:p text:style-name="P7">In Attendance: G. Baker, R. Koeninger</text:p>
      <text:p text:style-name="P7">Summary:</text:p>
      <text:list xml:id="list2145356432" text:style-name="L3">
        <text:list-item>
          <text:p text:style-name="P29">Worked on Test Plan</text:p>
        </text:list-item>
        <text:list-item>
          <text:p text:style-name="P29">Discussed project heading (nowhere)</text:p>
        </text:list-item>
        <text:list-item>
          <text:p text:style-name="P29">Discussed potential solutions.</text:p>
          <text:list>
            <text:list-item>
              <text:p text:style-name="P29">Project modification</text:p>
            </text:list-item>
            <text:list-item>
              <text:p text:style-name="P29">Problems with acquiring information</text:p>
            </text:list-item>
          </text:list>
        </text:list-item>
        <text:list-item>
          <text:p text:style-name="P34">Discussed what we'd be talking with Wilsey about - Things to work on</text:p>
        </text:list-item>
      </text:list>
      <text:h text:style-name="P39" text:outline-level="2"><text:bookmark text:name="Feb_25_-_2:00_-_2:30"/>Feb 25 - 2:00 - 2:30</text:h>
      <text:p text:style-name="P7"><text:bookmark text:name="Feb_25_-_2:00_-_2:301"/>Location: Baldwin Library</text:p>
      <text:p text:style-name="P7">In Attendance: G. Baker, R. Koeninger</text:p>
      <text:p text:style-name="P7"><text:soft-page-break/>Summary: Worked on drumming up some results</text:p>
      <text:h text:style-name="P38" text:outline-level="2"><text:bookmark text:name="Feb_25_-_2:30_-_3:00"/>Feb 25 - 2:30 - 3:00</text:h>
      <text:p text:style-name="P7"><text:bookmark text:name="Feb_25_-_2:30_-_3:001"/>Location: Wilsey's Office</text:p>
      <text:p text:style-name="P7">In Attendance: G. Baker, R. Koeninger, P. Wilsey</text:p>
      <text:p text:style-name="P7">Summary: Set a deadline for getting results (3/4/2010)</text:p>
      <text:list xml:id="list72742360" text:style-name="L4">
        <text:list-item>
          <text:p text:style-name="P30">Discussed debugging strategies for working on a different angle</text:p>
        </text:list-item>
        <text:list-item>
          <text:p text:style-name="P35">Should consider a project change if we're still against a wall afterwards.</text:p>
        </text:list-item>
      </text:list>
      <text:h text:style-name="P39" text:outline-level="2"><text:bookmark text:name="March_1_-_11:00_-_12:00"/>March 1 - 11:00 - 12:00</text:h>
      <text:p text:style-name="P7"><text:bookmark text:name="March_1_-_11:00_-_12:001"/>Location: Baldwin Library In Attendance: G. Baker, R. Koeninger</text:p>
      <text:p text:style-name="P7">Summary:</text:p>
      <text:list xml:id="list497289484" text:style-name="L5">
        <text:list-item>
          <text:p text:style-name="P31">Discussed results of independent research.</text:p>
        </text:list-item>
        <text:list-item>
          <text:p text:style-name="P31">Divided work among Project Notebook, etc. due Wednesday, March 3.</text:p>
        </text:list-item>
        <text:list-item>
          <text:p text:style-name="P31">Robert: Design Report</text:p>
        </text:list-item>
        <text:list-item>
          <text:p text:style-name="P36">Greg : Project Notebook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ejaVu Sans1" style:font-size-asian="24pt" style:font-weight-asian="bold" style:font-name-complex="DejaVu Sans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6z0" style:family="text">
      <style:text-properties style:font-name="Symbol" style:font-name-complex="OpenSymbol"/>
    </style:style>
    <style:style style:name="WW8Num7z0" style:family="text">
      <style:text-properties style:font-name="Symbol" style:font-name-complex="OpenSymbol"/>
    </style:style>
    <style:style style:name="WW8Num8z0" style:family="text">
      <style:text-properties style:font-name="Symbol" style:font-name-complex="OpenSymbol"/>
    </style:style>
    <style:style style:name="WW8Num9z0" style:family="text">
      <style:text-properties style:font-name="Symbol" style:font-name-complex="OpenSymbol"/>
    </style:style>
    <style:style style:name="WW8Num10z0" style:family="text">
      <style:text-properties style:font-name="Symbol" style:font-name-complex="OpenSymbol"/>
    </style:style>
    <style:style style:name="WW8Num11z0" style:family="text">
      <style:text-properties style:font-name="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3:01:34</meta:creation-date>
    <dc:date>2010-03-03T11:45:37</dc:date>
    <meta:editing-cycles>1</meta:editing-cycles>
    <meta:editing-duration>PT00H12M13S</meta:editing-duration>
    <meta:document-statistic meta:table-count="0" meta:image-count="0" meta:object-count="0" meta:page-count="7" meta:paragraph-count="170" meta:word-count="972" meta:character-count="5790"/>
    <meta:generator>OpenOffice.org/3.1$Linu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